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58b9" officeooo:paragraph-rsid="00118a93"/>
    </style:style>
    <style:style style:name="P2" style:family="paragraph" style:parent-style-name="Standard">
      <style:text-properties officeooo:rsid="001158b9" officeooo:paragraph-rsid="00133e3a"/>
    </style:style>
    <style:style style:name="P3" style:family="paragraph" style:parent-style-name="Standard">
      <style:text-properties officeooo:rsid="001158b9" officeooo:paragraph-rsid="00118a93"/>
    </style:style>
    <style:style style:name="P4" style:family="paragraph" style:parent-style-name="Standard">
      <style:text-properties officeooo:rsid="001158b9" officeooo:paragraph-rsid="0014f070"/>
    </style:style>
    <style:style style:name="T1" style:family="text">
      <style:text-properties officeooo:rsid="00253880"/>
    </style:style>
    <style:style style:name="T2" style:family="text">
      <style:text-properties officeooo:rsid="00146899"/>
    </style:style>
    <style:style style:name="T3" style:family="text">
      <style:text-properties officeooo:rsid="0014f0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 <text:s text:c="2"/>0 <text:s text:c="3"/>##################################</text:p>
      <text:p text:style-name="P1">网络结构：encoder为2层trans block(head=2,deep=2)；分类器为原文MLP分类器；</text:p>
      <text:p text:style-name="P1">参数设置： <text:span text:style-name="T1">epoch=</text:span>100<text:span text:style-name="T1">，lr=1e-6，num_k=4，sample_num=180，patch_size=5</text:span>。</text:p>
      <text:p text:style-name="P1">实验结果：</text:p>
      <text:p text:style-name="P1">Run: 0<text:tab/>val_Accuracy: 32131/39355 (81.64%)</text:p>
      <text:p text:style-name="P1">Run: 1<text:tab/>val_Accuracy: 31275/39355 (79.47%)</text:p>
      <text:p text:style-name="P1">Run: 2<text:tab/>val_Accuracy: 30731/39355 (78.09%)</text:p>
      <text:p text:style-name="P1">Run: 3<text:tab/>val_Accuracy: 32297/39355 (82.07%)</text:p>
      <text:p text:style-name="P1">Run: 4<text:tab/>val_Accuracy: 25089/39355 (63.75%)</text:p>
      <text:p text:style-name="P1">Run: 5<text:tab/>val_Accuracy: 31224/39355 (79.34%)</text:p>
      <text:p text:style-name="P1">Run: 6<text:tab/>val_Accuracy: 34977/39355 (88.88%)</text:p>
      <text:p text:style-name="P1">Run: 7<text:tab/>val_Accuracy: 29732/39355 (75.55%)</text:p>
      <text:p text:style-name="P1">Run: 8<text:tab/>val_Accuracy: 32957/39355 (83.74%)</text:p>
      <text:p text:style-name="P1">Run: 9<text:tab/>val_Accuracy: 30577/39355 (77.70%)</text:p>
      <text:p text:style-name="P1">RUN TIME: 6.40506</text:p>
      <text:p text:style-name="P1">average OA: 79.02 +- 6.19</text:p>
      <text:p text:style-name="P1">average AA: 77.50 +- 5.74</text:p>
      <text:p text:style-name="P1">average kappa: 74.8324 +- 7.4791</text:p>
      <text:p text:style-name="P1">accuracy for each class: </text:p>
      <text:p text:style-name="P1">Class 0: 96.45 +- 4.64</text:p>
      <text:p text:style-name="P1">Class 1: 94.90 +- 2.99</text:p>
      <text:p text:style-name="P1">Class 2: 96.26 +- 7.04</text:p>
      <text:p text:style-name="P1">Class 3: 66.58 +- 23.57</text:p>
      <text:p text:style-name="P1">Class 4: 99.51 +- 0.22</text:p>
      <text:p text:style-name="P1">Class 5: 32.57 +- 22.98</text:p>
      <text:p text:style-name="P1">Class 6: 56.24 +- 21.52</text:p>
      <text:p text:style-name="P1"/>
      <text:p text:style-name="P2">############################### <text:s text:c="2"/><text:span text:style-name="T3">1</text:span> <text:s text:c="3"/>##################################</text:p>
      <text:p text:style-name="P2">网络结构：encoder为2层trans block(head=2,deep=2)；分类器为原文MLP分类器；</text:p>
      <text:p text:style-name="P2">参数设置： <text:span text:style-name="T1">epoch=3</text:span>00<text:span text:style-name="T1">，lr=1e-6，num_k=4，sample_num=180，patch_size=5</text:span>。</text:p>
      <text:p text:style-name="P2">实验结果：</text:p>
      <text:p text:style-name="P1">Run: 0<text:tab/>val_Accuracy: (82.55%)<text:tab/></text:p>
      <text:p text:style-name="P1">Run: 1<text:tab/>val_Accuracy: (85.49%)<text:tab/></text:p>
      <text:p text:style-name="P1">Run: 2<text:tab/>val_Accuracy: (79.96%)<text:tab/></text:p>
      <text:p text:style-name="P1">Run: 3<text:tab/>val_Accuracy: (86.04%)<text:tab/></text:p>
      <text:p text:style-name="P1">Run: 4<text:tab/>val_Accuracy: (68.43%)<text:tab/></text:p>
      <text:p text:style-name="P1">Run: 5<text:tab/>val_Accuracy: (86.71%)<text:tab/></text:p>
      <text:p text:style-name="P1">Run: 6<text:tab/>val_Accuracy: (84.42%)<text:tab/></text:p>
      <text:p text:style-name="P1">Run: 7<text:tab/>val_Accuracy: (85.75%)<text:tab/></text:p>
      <text:p text:style-name="P1">Run: 8<text:tab/>val_Accuracy: (85.81%)<text:tab/></text:p>
      <text:p text:style-name="P1">Run: 9<text:tab/>val_Accuracy: (79.05%)<text:tab/></text:p>
      <text:p text:style-name="P1">RUN TIME: 18.88174</text:p>
      <text:p text:style-name="P1">average OA: 82.42 +- 5.30</text:p>
      <text:p text:style-name="P1">average AA: 84.36 +- 5.60</text:p>
      <text:p text:style-name="P1">average kappa: 79.0238 +- 6.4673</text:p>
      <text:p text:style-name="P1">accuracy for each class: </text:p>
      <text:p text:style-name="P1">Class 0: 79.88 +- 11.62</text:p>
      <text:p text:style-name="P1">Class 1: 96.54 +- 2.90</text:p>
      <text:p text:style-name="P1">Class 2: 94.36 +- 8.22</text:p>
      <text:p text:style-name="P1">Class 3: 67.83 +- 24.12</text:p>
      <text:p text:style-name="P1">Class 4: 99.58 +- 0.16</text:p>
      <text:p text:style-name="P1">Class 5: 83.50 +- 20.71</text:p>
      <text:p text:style-name="P1"><text:soft-page-break/>Class 6: 68.85 +- 16.90</text:p>
      <text:p text:style-name="P1"/>
      <text:p text:style-name="P4">############################### <text:s text:c="2"/><text:span text:style-name="T2">2</text:span> <text:s text:c="2"/>##################################</text:p>
      <text:p text:style-name="P4">网络结构：</text:p>
      <text:p text:style-name="P4"><text:tab/>encoder为2层trans block(head=2,deep=2)；</text:p>
      <text:p text:style-name="P4"><text:tab/>分类器为<text:span text:style-name="T2">1层trans block(head=2,deep=1)</text:span>；</text:p>
      <text:p text:style-name="P4">参数设置： <text:span text:style-name="T1">epoch=2</text:span>00<text:span text:style-name="T1">，lr=1e-6，num_k=4，sample_num=180，patch_size=5</text:span>。</text:p>
      <text:p text:style-name="P4">实验结果：</text:p>
      <text:p text:style-name="P1">Run: 0<text:tab/>val_Accuracy: (86.08%)<text:tab/></text:p>
      <text:p text:style-name="P1">Run: 1<text:tab/>val_Accuracy: (79.21%)<text:tab/></text:p>
      <text:p text:style-name="P1">Run: 2<text:tab/>val_Accuracy: (86.34%)<text:tab/></text:p>
      <text:p text:style-name="P1">Run: 3<text:tab/>val_Accuracy: (87.07%)<text:tab/></text:p>
      <text:p text:style-name="P1">Run: 4<text:tab/>val_Accuracy: (88.21%)<text:tab/></text:p>
      <text:p text:style-name="P1">Run: 5<text:tab/>val_Accuracy: (81.43%)<text:tab/></text:p>
      <text:p text:style-name="P1">Run: 6<text:tab/>val_Accuracy: (86.40%)<text:tab/></text:p>
      <text:p text:style-name="P1">Run: 7<text:tab/>val_Accuracy: (89.36%)<text:tab/></text:p>
      <text:p text:style-name="P1">Run: 8<text:tab/>val_Accuracy: (80.14%)<text:tab/></text:p>
      <text:p text:style-name="P1">Run: 9<text:tab/>val_Accuracy: (84.35%)<text:tab/></text:p>
      <text:p text:style-name="P1">RUN TIME: 24.50592</text:p>
      <text:p text:style-name="P1">average OA: 84.86 +- 3.30</text:p>
      <text:p text:style-name="P1">average AA: 84.60 +- 3.64</text:p>
      <text:p text:style-name="P1">average kappa: 81.9125 +- 3.8282</text:p>
      <text:p text:style-name="P1">accuracy for each class: </text:p>
      <text:p text:style-name="P1">Class 0: 83.54 +- 14.28</text:p>
      <text:p text:style-name="P1">Class 1: 94.37 +- 2.07</text:p>
      <text:p text:style-name="P1">Class 2: 86.61 +- 15.38</text:p>
      <text:p text:style-name="P1">Class 3: 73.20 +- 12.46</text:p>
      <text:p text:style-name="P1">Class 4: 99.52 +- 0.23</text:p>
      <text:p text:style-name="P1">Class 5: 68.39 +- 33.28</text:p>
      <text:p text:style-name="P1">Class 6: 86.57 +- 5.7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20:44:19.661786366</meta:creation-date>
    <dc:date>2022-01-23T14:46:49.318187332</dc:date>
    <meta:editing-duration>PT12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80" meta:word-count="437" meta:character-count="2457" meta:non-whitespace-character-count="2170"/>
  </office:meta>
</office:document-meta>
</file>